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ac5" officeooo:paragraph-rsid="00071ac5"/>
    </style:style>
    <style:style style:name="P2" style:family="paragraph" style:parent-style-name="Standard">
      <style:text-properties officeooo:rsid="00080277" officeooo:paragraph-rsid="00080277"/>
    </style:style>
    <style:style style:name="T1" style:family="text">
      <style:text-properties officeooo:rsid="00080277"/>
    </style:style>
    <style:style style:name="T2" style:family="text">
      <style:text-properties officeooo:rsid="00097b97"/>
    </style:style>
    <style:style style:name="T3" style:family="text">
      <style:text-properties officeooo:rsid="000b66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xy <text:span text:style-name="T3">C</text:span>am Validation Check <text:span text:style-name="T3">S</text:span>heet</text:p>
      <text:p text:style-name="P1">Andrew Bryant</text:p>
      <text:p text:style-name="P1"/>
      <text:p text:style-name="P1">Milestone 3 – Testing the back end software</text:p>
      <text:p text:style-name="P1"/>
      <text:p text:style-name="P1"><text:tab/>- <text:span text:style-name="T2">Using a text file of fake Pixy Cam data, ensure the data is correctly being interpreted </text:span></text:p>
      <text:p text:style-name="P1"/>
      <text:p text:style-name="P1">[ ] 1) Read fake raw Pixy Cam data from text file</text:p>
      <text:p text:style-name="P1"><text:tab/>*Confirm the data is being read correctly (data assigned to correct rover / playing field marker)</text:p>
      <text:p text:style-name="P1"/>
      <text:p text:style-name="P1">[ ] 2) Translate data to two dimensional playing field representation</text:p>
      <text:p text:style-name="P1"><text:tab/>*<text:span text:style-name="T1">Confirm the algorithm is working correctly to adjust for viewing angle</text:span></text:p>
      <text:p text:style-name="P1"><text:tab/>*<text:span text:style-name="T1">Confirm map is correctly being read by comparing data with test text file</text:span></text:p>
      <text:p text:style-name="P1"/>
      <text:p text:style-name="P2">[ ] 3) Confirm the rover locations are being correctly assigned to the closest node</text:p>
      <text:p text:style-name="P2"><text:tab/>*Using raw data points from text file, ensure the adjusted x, y value is correctly</text:p>
      <text:p text:style-name="P2"><text:tab/>*Ensure the adjusted x, y value of each rover raw data is assigned the correct closest node value</text:p>
      <text:p text:style-name="P2"/>
      <text:p text:style-name="P2">[ ] 4) Ensure the <text:span text:style-name="T2">Pacman rover is marked captured if within threshold distance</text:span></text:p>
      <text:p text:style-name="P2"><text:tab/>*<text:span text:style-name="T2">Several raw data points will be close enough to where the rover should be marked captured</text:span></text:p>
      <text:p text:style-name="P2"><text:tab/>*<text:span text:style-name="T2">Check output to ensure the captured value is True. </text:span></text:p>
      <text:p text:style-name="P1"/>
      <text:p text:style-name="P1">Milestone 4 – Testing the Pixy Cam data</text:p>
      <text:p text:style-name="P1"/>
      <text:p text:style-name="P1"><text:tab/>- <text:span text:style-name="T2">With actual playing field set up, place rovers around the field and check that the Pixy Cam is reading the field and interpreting the information correctly</text:span></text:p>
      <text:p text:style-name="P2"/>
      <text:p text:style-name="P2">[ ] 4) Confirm Pixy Cam is finding the actual playing field</text:p>
      <text:p text:style-name="P2"><text:tab/>*Place Pixy Cam in its mount above playing field</text:p>
      <text:p text:style-name="P2"><text:tab/>*Compare expected tile map of field with the tile map the Pixy Cam’s data is used to create</text:p>
      <text:p text:style-name="P2"/>
      <text:p text:style-name="P2">[ ] 5) Confirm Pixy Cam is finding rovers on field correctly</text:p>
      <text:p text:style-name="P2"><text:tab/>*Place rovers in various locations around the <text:span text:style-name="T2">field, check output signals correct node</text:span></text:p>
      <text:p text:style-name="P2"><text:tab/>*<text:span text:style-name="T2">If rovers are placed within threshold distance, check captured output value is 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0:46:26.791013501</meta:creation-date>
    <dc:date>2016-10-25T11:21:01.060883351</dc:date>
    <meta:editing-duration>PT1M3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3" meta:word-count="292" meta:character-count="1656" meta:non-whitespace-character-count="1370"/>
  </office:meta>
</office:document-meta>
</file>